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text-properties officeooo:rsid="00061ab7" officeooo:paragraph-rsid="00061ab7"/>
    </style:style>
    <style:style style:name="P2" style:family="paragraph" style:parent-style-name="Text_20_body" style:list-style-name="L1">
      <style:text-properties style:text-underline-style="solid" style:text-underline-width="auto" style:text-underline-color="font-color" fo:font-weight="normal" officeooo:rsid="00061ab7" officeooo:paragraph-rsid="00061ab7" style:font-weight-asian="normal" style:font-weight-complex="normal"/>
    </style:style>
    <style:style style:name="P3" style:family="paragraph" style:parent-style-name="Text_20_body" style:list-style-name="L1">
      <style:text-properties style:text-underline-style="none" fo:font-weight="normal" officeooo:rsid="00061ab7" officeooo:paragraph-rsid="00061ab7" style:font-weight-asian="normal" style:font-weight-complex="normal"/>
    </style:style>
    <style:style style:name="P4" style:family="paragraph" style:parent-style-name="Text_20_body" style:list-style-name="L1">
      <style:text-properties style:text-underline-style="none" fo:font-weight="normal" officeooo:rsid="0006d1c0" officeooo:paragraph-rsid="0006d1c0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6d1c0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cological Relationships</text:h>
      <text:list xml:id="list695452175" text:style-name="L1">
        <text:list-item>
          <text:p text:style-name="P1">Competition</text:p>
          <text:list>
            <text:list-item>
              <text:p text:style-name="P1">Can occur between members of different species</text:p>
            </text:list-item>
            <text:list-item>
              <text:p text:style-name="P1">When two species compete for the same resource, both species are under pressure to change in ways that decrease their competition</text:p>
            </text:list-item>
            <text:list-item>
              <text:p text:style-name="P1">Competing for <text:span text:style-name="T1">abiotic resources</text:span></text:p>
            </text:list-item>
            <text:list-item>
              <text:p text:style-name="P2">Competition Relationships:</text:p>
              <text:list>
                <text:list-item>
                  <text:p text:style-name="P3">Predation – Animals eating each other and competing for energy. One benefits, while the other gets killed. <text:span text:style-name="T2">(+/-)</text:span></text:p>
                </text:list-item>
              </text:list>
            </text:list-item>
          </text:list>
        </text:list-item>
        <text:list-item>
          <text:p text:style-name="P3">Symbiosis – When two organisms live together.</text:p>
          <text:list>
            <text:list-item>
              <text:p text:style-name="P4">Mutualism – Both organisms benefit (+/+)</text:p>
            </text:list-item>
            <text:list-item>
              <text:p text:style-name="P4">Commensalism – One benefits while other is unaffected (+/0)</text:p>
            </text:list-item>
            <text:list-item>
              <text:p text:style-name="P4">Parasitism – One benefits while other is harmed (+/-)</text:p>
              <text:list>
                <text:list-item>
                  <text:p text:style-name="P4">Parasitism is different from predation because parasites need to live with the host in symbiosis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3T15:07:13.641707466</meta:creation-date>
    <dc:date>2023-05-03T16:56:38.853261467</dc:date>
    <meta:editing-duration>PT1H29M4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12" meta:word-count="107" meta:character-count="684" meta:non-whitespace-character-count="595"/>
  </office:meta>
</office:document-meta>
</file>